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2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5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kipedia non-free log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ogo URL</text:p>
          </table:table-cell>
          <table:table-cell table:style-name="ce1" office:value-type="string" calcext:value-type="string">
            <text:p>Error #4?</text:p>
          </table:table-cell>
        </table:table-row>
        <table:table-row table:style-name="ro1">
          <table:table-cell office:value-type="string" calcext:value-type="string">
            <text:p>https://en.wikipedia.org/wiki/File:Msdf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DCC-logo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PH-monogram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Wer_wird_Millionaer_Switzerland_logo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Station_wbtx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CFMU_FM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Star_Jalsha_old_logo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Town_of_Grimsby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La_série_Montréal-Québec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OGK2_logo.gif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Yorkshiretractionlogo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Textlocal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Mtt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Crew_Energy_Logo.sv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Allot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Reliance_Media_Works.jp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LTU_Technologies_logo.gi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KU_Golden_Bears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Northampton_College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Logo_of_the_International_Practical_Shooting_Confederation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Mspoints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Regions-logo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Ditsch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NWSDB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Maldon_Council_1994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Galaxy_nexus_logo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Chamberlain_hrdlicka_logo.jp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Odeo_logo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St-ivel-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WindowWarriors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Bristow_logo.gif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Pikimal_logo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CrystalSpringsUplandsSchool-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National_Basketball_Federation_Kazakhstan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KWMC_station_logo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Tour_de_Pologne_logo.sv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Novadnieks_header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Code_Lyoko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DLI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Florida_Tarpons_2016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Appjet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NUSTuniversitylogo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Omaze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V_Breslauer_Sportfreunde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en.wikipedia.org/wiki/File:Centerville_IA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WMAC_Masters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Graficka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GlassBox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Mighty_Ape_Logo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en.wikipedia.org/wiki/File:Barco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 table:formula="of:=COUNTIF([.B2:.B51];&quot;=Yes&quot;)/50" office:value-type="float" office:value="0.3" calcext:value-type="float">
            <text:p>0.300</text:p>
          </table:table-cell>
        </table:table-row>
      </table:table>
      <table:table table:name="Commons PD text logo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ogo URL</text:p>
          </table:table-cell>
          <table:table-cell table:style-name="ce1" office:value-type="string" calcext:value-type="string">
            <text:p>Error #1?</text:p>
          </table:table-cell>
        </table:table-row>
        <table:table-row table:style-name="ro1">
          <table:table-cell office:value-type="string" calcext:value-type="string">
            <text:p>https://commons.wikimedia.org/wiki/File:TV_Allgäu_Nachrichten_Logo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CNN_en_Español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Rode_Morgen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LifeOK_logo_2011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commons.wikimedia.org/wiki/File:Transparent_google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9Live.sv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commons.wikimedia.org/wiki/File:S-train_service_F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CSEM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TSV_Buchholz_08-Logo.sv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commons.wikimedia.org/wiki/File:Fiambres_214_logo.p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commons.wikimedia.org/wiki/File:Wolfenstein_logo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NTL_Radomsk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Banderas_de_la_línea_28_(SemiRAPIDO_y_RAPIDO)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EdmontonEXPO2017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Pink_Panther_logo-fr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Concertgebouworkest_Logo.sv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commons.wikimedia.org/wiki/File:Saartvlogo_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Merrychef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Colonization-Logo_v2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Qatar_Charity_Logo.jp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commons.wikimedia.org/wiki/File:Gmail_Icon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Gadget_Flow_Logo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Sofserve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MW_logo_in_Wyoming_colors.sv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commons.wikimedia.org/wiki/File:Jugoton_Yugoslavia_Vinilo.jp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commons.wikimedia.org/wiki/File:Europa_Jazz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Son_of_the_Bronx_site_header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NATO_OTAN_portrait_logo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UPC_Austria_logo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Logo_Hertie_2007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Ennovasys_logo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Nelonen_Her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Gorzelniaski_neu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Microsoft_Office_2013_logo_and_wordmark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Claas_Logo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CTVglobemedia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Motorolalogo-large.jp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tps://commons.wikimedia.org/wiki/File:New_Zealand_RG-2_(100_kmh)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Hengelermueller-logo.gif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Super_TV_1st_English_title.gif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I_love_KR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Will_and_grace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Jenoptik-Logo.sv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Rbbberlinlogo.jp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Anova_Culinary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Wordpress-logo-hoz-rgb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Equitise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UT_Logo_Black_NL_lustrum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Amazon_Books_logo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s://commons.wikimedia.org/wiki/File:Doramaxresdefault.p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 table:formula="of:=COUNTIF([.B2:.B51];&quot;=Yes&quot;)/50" office:value-type="float" office:value="0.18" calcext:value-type="float">
            <text:p>0.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3:16:10.055190942</meta:creation-date>
    <meta:generator>LibreOffice/5.1.6.2$Linux_X86_64 LibreOffice_project/10m0$Build-2</meta:generator>
    <dc:date>2017-11-01T04:04:59.671703885</dc:date>
    <meta:editing-duration>PT14M14S</meta:editing-duration>
    <meta:editing-cycles>2</meta:editing-cycles>
    <meta:document-statistic meta:table-count="2" meta:cell-count="206" meta:object-count="0"/>
  </office:meta>
</office:document-meta>
</file>